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99cm"/>
    </style:style>
    <style:style style:name="co2" style:family="table-column">
      <style:table-column-properties fo:break-before="auto" style:column-width="4.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Arial" fo:font-weight="bold" style:font-weight-asian="bold" style:font-weight-complex="bold"/>
    </style:style>
    <style:style style:name="ce5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9"/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number-columns-repeated="4" table:default-cell-style-name="ce5"/>
        <table:table-row table:style-name="ro1">
          <table:table-cell table:style-name="ce1" office:value-type="string">
            <text:p>feature_name</text:p>
          </table:table-cell>
          <table:table-cell table:style-name="ce1" office:value-type="string">
            <text:p>a_{number}</text:p>
          </table:table-cell>
          <table:table-cell table:style-name="ce4" office:value-type="string">
            <text:p>linear reg – average</text:p>
          </table:table-cell>
          <table:table-cell table:style-name="ce1" office:value-type="string">
            <text:p>linear reg – current</text:p>
          </table:table-cell>
          <table:table-cell table:style-name="ce1" office:value-type="string">
            <text:p>nn – average</text:p>
          </table:table-cell>
          <table:table-cell table:style-name="ce4" office:value-type="string">
            <text:p>nn - current</text:p>
          </table:table-cell>
        </table:table-row>
        <table:table-row table:style-name="ro2">
          <table:table-cell office:value-type="string">
            <text:p>distance </text:p>
          </table:table-cell>
          <table:table-cell office:value-type="string">
            <text:p>a1</text:p>
          </table:table-cell>
          <table:table-cell office:value-type="float" office:value="2.88578410845742">
            <text:p>2,88578</text:p>
          </table:table-cell>
          <table:table-cell office:value-type="float" office:value="2.88440110786371">
            <text:p>2,88440</text:p>
          </table:table-cell>
          <table:table-cell office:value-type="float" office:value="1.72818743964485">
            <text:p>1,72819</text:p>
          </table:table-cell>
          <table:table-cell office:value-type="float" office:value="1.80877293492921">
            <text:p>1,80877</text:p>
          </table:table-cell>
        </table:table-row>
        <table:table-row table:style-name="ro2">
          <table:table-cell office:value-type="string">
            <text:p>cab_type </text:p>
          </table:table-cell>
          <table:table-cell office:value-type="string">
            <text:p>a2</text:p>
          </table:table-cell>
          <table:table-cell office:value-type="float" office:value="-0.594556402898483">
            <text:p>-0,59456</text:p>
          </table:table-cell>
          <table:table-cell office:value-type="float" office:value="-0.59212684876071">
            <text:p>-0,59213</text:p>
          </table:table-cell>
          <table:table-cell office:value-type="float" office:value="-0.033172754170395">
            <text:p>-0,03317</text:p>
          </table:table-cell>
          <table:table-cell office:value-type="float" office:value="0.0154534355183685">
            <text:p>0,01545</text:p>
          </table:table-cell>
        </table:table-row>
        <table:table-row table:style-name="ro2">
          <table:table-cell office:value-type="string">
            <text:p>time_stamp</text:p>
          </table:table-cell>
          <table:table-cell office:value-type="string">
            <text:p>a3</text:p>
          </table:table-cell>
          <table:table-cell office:value-type="float" office:value="-0.0000000000025328072972286">
            <text:p>0,00000</text:p>
          </table:table-cell>
          <table:table-cell office:value-type="float" office:value="0.00000000199260036248816">
            <text:p>0,00000</text:p>
          </table:table-cell>
          <table:table-cell office:value-type="float" office:value="-0.00770339031982518">
            <text:p>-0,00770</text:p>
          </table:table-cell>
          <table:table-cell office:value-type="float" office:value="-0.00702380422653311">
            <text:p>-0,00702</text:p>
          </table:table-cell>
        </table:table-row>
        <table:table-row table:style-name="ro2">
          <table:table-cell office:value-type="string">
            <text:p>surge_multiplier </text:p>
          </table:table-cell>
          <table:table-cell office:value-type="string">
            <text:p>a4</text:p>
          </table:table-cell>
          <table:table-cell office:value-type="float" office:value="18.5167681150803">
            <text:p>18,51677</text:p>
          </table:table-cell>
          <table:table-cell office:value-type="float" office:value="18.4572925862245">
            <text:p>18,45729</text:p>
          </table:table-cell>
          <table:table-cell office:value-type="float" office:value="0.0942913965472051">
            <text:p>0,09429</text:p>
          </table:table-cell>
          <table:table-cell office:value-type="float" office:value="0.0806039798544595">
            <text:p>0,08060</text:p>
          </table:table-cell>
        </table:table-row>
        <table:table-row table:style-name="ro2">
          <table:table-cell office:value-type="string">
            <text:p>source_temp </text:p>
          </table:table-cell>
          <table:table-cell office:value-type="string">
            <text:p>a5</text:p>
          </table:table-cell>
          <table:table-cell office:value-type="float" office:value="0.128533648681919">
            <text:p>0,12853</text:p>
          </table:table-cell>
          <table:table-cell office:value-type="float" office:value="-0.0426041412030282">
            <text:p>-0,04260</text:p>
          </table:table-cell>
          <table:table-cell office:value-type="float" office:value="0.0302144032701703">
            <text:p>0,03021</text:p>
          </table:table-cell>
          <table:table-cell office:value-type="float" office:value="-0.00222578008223138">
            <text:p>-0,00223</text:p>
          </table:table-cell>
        </table:table-row>
        <table:table-row table:style-name="ro2">
          <table:table-cell office:value-type="string">
            <text:p>source_clouds </text:p>
          </table:table-cell>
          <table:table-cell office:value-type="string">
            <text:p>a6</text:p>
          </table:table-cell>
          <table:table-cell office:value-type="float" office:value="-0.00197249126900401">
            <text:p>-0,00197</text:p>
          </table:table-cell>
          <table:table-cell office:value-type="float" office:value="-0.602122556238686">
            <text:p>-0,60212</text:p>
          </table:table-cell>
          <table:table-cell office:value-type="float" office:value="-0.00092854307025868">
            <text:p>-0,00093</text:p>
          </table:table-cell>
          <table:table-cell office:value-type="float" office:value="0.0000451197150561817">
            <text:p>0,00005</text:p>
          </table:table-cell>
        </table:table-row>
        <table:table-row table:style-name="ro2">
          <table:table-cell office:value-type="string">
            <text:p>source_pressure </text:p>
          </table:table-cell>
          <table:table-cell office:value-type="string">
            <text:p>a7</text:p>
          </table:table-cell>
          <table:table-cell office:value-type="float" office:value="-0.0105405902397893">
            <text:p>-0,01054</text:p>
          </table:table-cell>
          <table:table-cell office:value-type="float" office:value="-0.0164268416456835">
            <text:p>-0,01643</text:p>
          </table:table-cell>
          <table:table-cell office:value-type="float" office:value="-0.001963079586083">
            <text:p>-0,00196</text:p>
          </table:table-cell>
          <table:table-cell office:value-type="float" office:value="-0.00139231152288005">
            <text:p>-0,00139</text:p>
          </table:table-cell>
        </table:table-row>
        <table:table-row table:style-name="ro2">
          <table:table-cell office:value-type="string">
            <text:p>source_rain </text:p>
          </table:table-cell>
          <table:table-cell office:value-type="string">
            <text:p>a8</text:p>
          </table:table-cell>
          <table:table-cell office:value-type="float" office:value="0.000976955842961758">
            <text:p>0,00098</text:p>
          </table:table-cell>
          <table:table-cell office:value-type="float" office:value="0.35122427936023">
            <text:p>0,35122</text:p>
          </table:table-cell>
          <table:table-cell office:value-type="float" office:value="0.000445924023328399">
            <text:p>0,00045</text:p>
          </table:table-cell>
          <table:table-cell office:value-type="float" office:value="0.0000640487889008379">
            <text:p>0,00006</text:p>
          </table:table-cell>
        </table:table-row>
        <table:table-row table:style-name="ro2">
          <table:table-cell office:value-type="string">
            <text:p>source_humidity </text:p>
          </table:table-cell>
          <table:table-cell office:value-type="string">
            <text:p>a9</text:p>
          </table:table-cell>
          <table:table-cell office:value-type="float" office:value="-0.00268812139319419">
            <text:p>-0,00269</text:p>
          </table:table-cell>
          <table:table-cell office:value-type="float" office:value="-0.769271790698625">
            <text:p>-0,76927</text:p>
          </table:table-cell>
          <table:table-cell office:value-type="float" office:value="-0.000529000039299682">
            <text:p>-0,00053</text:p>
          </table:table-cell>
          <table:table-cell office:value-type="float" office:value="0.0000806184989962624">
            <text:p>0,00008</text:p>
          </table:table-cell>
        </table:table-row>
        <table:table-row table:style-name="ro2">
          <table:table-cell office:value-type="string">
            <text:p>source_wind </text:p>
          </table:table-cell>
          <table:table-cell office:value-type="string">
            <text:p>a10</text:p>
          </table:table-cell>
          <table:table-cell office:value-type="float" office:value="0.12377331028939">
            <text:p>0,12377</text:p>
          </table:table-cell>
          <table:table-cell office:value-type="float" office:value="0.017713993036752">
            <text:p>0,01771</text:p>
          </table:table-cell>
          <table:table-cell office:value-type="float" office:value="0.0164825000047695">
            <text:p>0,01648</text:p>
          </table:table-cell>
          <table:table-cell office:value-type="float" office:value="0.022354052986833">
            <text:p>0,02235</text:p>
          </table:table-cell>
        </table:table-row>
        <table:table-row table:style-name="ro2">
          <table:table-cell office:value-type="string">
            <text:p>destination_temp </text:p>
          </table:table-cell>
          <table:table-cell office:value-type="string">
            <text:p>a11</text:p>
          </table:table-cell>
          <table:table-cell office:value-type="float" office:value="0.103090992379196">
            <text:p>0,10309</text:p>
          </table:table-cell>
          <table:table-cell office:value-type="float" office:value="0.0434877669700917">
            <text:p>0,04349</text:p>
          </table:table-cell>
          <table:table-cell office:value-type="float" office:value="-0.0459752822774886">
            <text:p>-0,04598</text:p>
          </table:table-cell>
          <table:table-cell office:value-type="float" office:value="-0.00482266609502565">
            <text:p>-0,00482</text:p>
          </table:table-cell>
        </table:table-row>
        <table:table-row table:style-name="ro2">
          <table:table-cell office:value-type="string">
            <text:p>destination_clouds </text:p>
          </table:table-cell>
          <table:table-cell office:value-type="string">
            <text:p>a12</text:p>
          </table:table-cell>
          <table:table-cell office:value-type="float" office:value="-0.00132230430695106">
            <text:p>-0,00132</text:p>
          </table:table-cell>
          <table:table-cell office:value-type="float" office:value="0.574921311429544">
            <text:p>0,57492</text:p>
          </table:table-cell>
          <table:table-cell office:value-type="float" office:value="-0.000293852227450086">
            <text:p>-0,00029</text:p>
          </table:table-cell>
          <table:table-cell office:value-type="float" office:value="0.000277105397470954">
            <text:p>0,00028</text:p>
          </table:table-cell>
        </table:table-row>
        <table:table-row table:style-name="ro2">
          <table:table-cell office:value-type="string">
            <text:p>destination_pressure </text:p>
          </table:table-cell>
          <table:table-cell office:value-type="string">
            <text:p>a13</text:p>
          </table:table-cell>
          <table:table-cell office:value-type="float" office:value="-0.0064013584169281">
            <text:p>-0,00640</text:p>
          </table:table-cell>
          <table:table-cell office:value-type="float" office:value="0.0163257568269373">
            <text:p>0,01633</text:p>
          </table:table-cell>
          <table:table-cell office:value-type="float" office:value="-0.00209467164288672">
            <text:p>-0,00209</text:p>
          </table:table-cell>
          <table:table-cell office:value-type="float" office:value="0.000329876214254124">
            <text:p>0,00033</text:p>
          </table:table-cell>
        </table:table-row>
        <table:table-row table:style-name="ro2">
          <table:table-cell office:value-type="string">
            <text:p>destination_rain </text:p>
          </table:table-cell>
          <table:table-cell office:value-type="string">
            <text:p>a14</text:p>
          </table:table-cell>
          <table:table-cell office:value-type="float" office:value="0.000517084085436824">
            <text:p>0,00052</text:p>
          </table:table-cell>
          <table:table-cell office:value-type="float" office:value="-0.49089125447568">
            <text:p>-0,49089</text:p>
          </table:table-cell>
          <table:table-cell office:value-type="float" office:value="0.0000954035374925936">
            <text:p>0,00010</text:p>
          </table:table-cell>
          <table:table-cell office:value-type="float" office:value="-0.000149904859111933">
            <text:p>-0,00015</text:p>
          </table:table-cell>
        </table:table-row>
        <table:table-row table:style-name="ro2">
          <table:table-cell office:value-type="string">
            <text:p>destination_humidity </text:p>
          </table:table-cell>
          <table:table-cell office:value-type="string">
            <text:p>a15</text:p>
          </table:table-cell>
          <table:table-cell office:value-type="float" office:value="-0.00255247094205551">
            <text:p>-0,00255</text:p>
          </table:table-cell>
          <table:table-cell office:value-type="float" office:value="0.776147365831684">
            <text:p>0,77615</text:p>
          </table:table-cell>
          <table:table-cell office:value-type="float" office:value="0.00247238215823282">
            <text:p>0,00247</text:p>
          </table:table-cell>
          <table:table-cell office:value-type="float" office:value="0.00116520055536818">
            <text:p>0,00117</text:p>
          </table:table-cell>
        </table:table-row>
        <table:table-row table:style-name="ro2">
          <table:table-cell office:value-type="string">
            <text:p>destination_wind </text:p>
          </table:table-cell>
          <table:table-cell office:value-type="string">
            <text:p>a16</text:p>
          </table:table-cell>
          <table:table-cell office:value-type="float" office:value="0.0605964620153906">
            <text:p>0,06060</text:p>
          </table:table-cell>
          <table:table-cell office:value-type="float" office:value="-0.0173444541112975">
            <text:p>-0,01734</text:p>
          </table:table-cell>
          <table:table-cell office:value-type="float" office:value="-0.0172439904883923">
            <text:p>-0,01724</text:p>
          </table:table-cell>
          <table:table-cell office:value-type="float" office:value="-0.00349508854903157">
            <text:p>-0,00350</text:p>
          </table:table-cell>
        </table:table-row>
        <table:table-row table:style-name="ro2">
          <table:table-cell office:value-type="string">
            <text:p>destination_Back Bay </text:p>
          </table:table-cell>
          <table:table-cell office:value-type="string">
            <text:p>a17</text:p>
          </table:table-cell>
          <table:table-cell office:value-type="float" office:value="-0.0568110170921277">
            <text:p>-0,05681</text:p>
          </table:table-cell>
          <table:table-cell office:value-type="float" office:value="-0.0597150817005736">
            <text:p>-0,05972</text:p>
          </table:table-cell>
          <table:table-cell office:value-type="float" office:value="-0.0344554068008083">
            <text:p>-0,03446</text:p>
          </table:table-cell>
          <table:table-cell office:value-type="float" office:value="-0.000224693887344882">
            <text:p>-0,00022</text:p>
          </table:table-cell>
        </table:table-row>
        <table:table-row table:style-name="ro2">
          <table:table-cell office:value-type="string">
            <text:p>destination_Beacon Hill </text:p>
          </table:table-cell>
          <table:table-cell office:value-type="string">
            <text:p>a18</text:p>
          </table:table-cell>
          <table:table-cell office:value-type="float" office:value="-0.365090375875526">
            <text:p>-0,36509</text:p>
          </table:table-cell>
          <table:table-cell office:value-type="float" office:value="-0.364306292004991">
            <text:p>-0,36431</text:p>
          </table:table-cell>
          <table:table-cell office:value-type="float" office:value="-0.022996514090625">
            <text:p>-0,02300</text:p>
          </table:table-cell>
          <table:table-cell office:value-type="float" office:value="0.0131971558345217">
            <text:p>0,01320</text:p>
          </table:table-cell>
        </table:table-row>
        <table:table-row table:style-name="ro2">
          <table:table-cell office:value-type="string">
            <text:p>destination_Boston University </text:p>
          </table:table-cell>
          <table:table-cell office:value-type="string">
            <text:p>a19</text:p>
          </table:table-cell>
          <table:table-cell office:value-type="float" office:value="-0.00451089835110013">
            <text:p>-0,00451</text:p>
          </table:table-cell>
          <table:table-cell office:value-type="float" office:value="-0.00675171152146881">
            <text:p>-0,00675</text:p>
          </table:table-cell>
          <table:table-cell office:value-type="float" office:value="-0.00991308460431366">
            <text:p>-0,00991</text:p>
          </table:table-cell>
          <table:table-cell office:value-type="float" office:value="0.100496214650801">
            <text:p>0,10050</text:p>
          </table:table-cell>
        </table:table-row>
        <table:table-row table:style-name="ro2">
          <table:table-cell office:value-type="string">
            <text:p>destination_Fenway </text:p>
          </table:table-cell>
          <table:table-cell office:value-type="string">
            <text:p>a20</text:p>
          </table:table-cell>
          <table:table-cell office:value-type="float" office:value="-0.309754742145511">
            <text:p>-0,30975</text:p>
          </table:table-cell>
          <table:table-cell office:value-type="float" office:value="-0.332668627140686">
            <text:p>-0,33267</text:p>
          </table:table-cell>
          <table:table-cell office:value-type="float" office:value="-0.0479131164561269">
            <text:p>-0,04791</text:p>
          </table:table-cell>
          <table:table-cell office:value-type="float" office:value="0.0276355196648917">
            <text:p>0,02764</text:p>
          </table:table-cell>
        </table:table-row>
        <table:table-row table:style-name="ro2">
          <table:table-cell office:value-type="string">
            <text:p>destination_Financial District </text:p>
          </table:table-cell>
          <table:table-cell office:value-type="string">
            <text:p>a21</text:p>
          </table:table-cell>
          <table:table-cell office:value-type="float" office:value="0.299727127617046">
            <text:p>0,29973</text:p>
          </table:table-cell>
          <table:table-cell office:value-type="float" office:value="0.325040159287704">
            <text:p>0,32504</text:p>
          </table:table-cell>
          <table:table-cell office:value-type="float" office:value="-0.00355263093477057">
            <text:p>-0,00355</text:p>
          </table:table-cell>
          <table:table-cell office:value-type="float" office:value="-0.117319300975873">
            <text:p>-0,11732</text:p>
          </table:table-cell>
        </table:table-row>
        <table:table-row table:style-name="ro2">
          <table:table-cell office:value-type="string">
            <text:p>destination_Haymarket Square </text:p>
          </table:table-cell>
          <table:table-cell office:value-type="string">
            <text:p>a22</text:p>
          </table:table-cell>
          <table:table-cell office:value-type="float" office:value="0.192739621288749">
            <text:p>0,19274</text:p>
          </table:table-cell>
          <table:table-cell office:value-type="float" office:value="0.193867272633403">
            <text:p>0,19387</text:p>
          </table:table-cell>
          <table:table-cell office:value-type="float" office:value="-0.0821946272579453">
            <text:p>-0,08219</text:p>
          </table:table-cell>
          <table:table-cell office:value-type="float" office:value="0.0187047412608023">
            <text:p>0,01870</text:p>
          </table:table-cell>
        </table:table-row>
        <table:table-row table:style-name="ro2">
          <table:table-cell office:value-type="string">
            <text:p>destination_North End </text:p>
          </table:table-cell>
          <table:table-cell office:value-type="string">
            <text:p>a23</text:p>
          </table:table-cell>
          <table:table-cell office:value-type="float" office:value="0.0587181353522395">
            <text:p>0,05872</text:p>
          </table:table-cell>
          <table:table-cell office:value-type="float" office:value="0.0566496137589727">
            <text:p>0,05665</text:p>
          </table:table-cell>
          <table:table-cell office:value-type="float" office:value="-0.0635762538232038">
            <text:p>-0,06358</text:p>
          </table:table-cell>
          <table:table-cell office:value-type="float" office:value="0.0475505999944598">
            <text:p>0,04755</text:p>
          </table:table-cell>
        </table:table-row>
        <table:table-row table:style-name="ro2">
          <table:table-cell office:value-type="string">
            <text:p>destination_North Station </text:p>
          </table:table-cell>
          <table:table-cell office:value-type="string">
            <text:p>a24</text:p>
          </table:table-cell>
          <table:table-cell office:value-type="float" office:value="0.147461411759142">
            <text:p>0,14746</text:p>
          </table:table-cell>
          <table:table-cell office:value-type="float" office:value="0.136063035657165">
            <text:p>0,13606</text:p>
          </table:table-cell>
          <table:table-cell office:value-type="float" office:value="-0.0394055462652412">
            <text:p>-0,03941</text:p>
          </table:table-cell>
          <table:table-cell office:value-type="float" office:value="0.0427822806887633">
            <text:p>0,04278</text:p>
          </table:table-cell>
        </table:table-row>
        <table:table-row table:style-name="ro2">
          <table:table-cell office:value-type="string">
            <text:p>destination_Northeastern University </text:p>
          </table:table-cell>
          <table:table-cell office:value-type="string">
            <text:p>a25</text:p>
          </table:table-cell>
          <table:table-cell office:value-type="float" office:value="0.0129250452141759">
            <text:p>0,01293</text:p>
          </table:table-cell>
          <table:table-cell office:value-type="float" office:value="0.0104469593217373">
            <text:p>0,01045</text:p>
          </table:table-cell>
          <table:table-cell office:value-type="float" office:value="-0.0521043853710073">
            <text:p>-0,05210</text:p>
          </table:table-cell>
          <table:table-cell office:value-type="float" office:value="0.114417473416092">
            <text:p>0,11442</text:p>
          </table:table-cell>
        </table:table-row>
        <table:table-row table:style-name="ro2">
          <table:table-cell office:value-type="string">
            <text:p>destination_South Station </text:p>
          </table:table-cell>
          <table:table-cell office:value-type="string">
            <text:p>a26</text:p>
          </table:table-cell>
          <table:table-cell office:value-type="float" office:value="-0.0790447868584208">
            <text:p>-0,07904</text:p>
          </table:table-cell>
          <table:table-cell office:value-type="float" office:value="-0.0474083702024964">
            <text:p>-0,04741</text:p>
          </table:table-cell>
          <table:table-cell office:value-type="float" office:value="0.0448086451622718">
            <text:p>0,04481</text:p>
          </table:table-cell>
          <table:table-cell office:value-type="float" office:value="0.0563586189072871">
            <text:p>0,05636</text:p>
          </table:table-cell>
        </table:table-row>
        <table:table-row table:style-name="ro2">
          <table:table-cell office:value-type="string">
            <text:p>destination_Theatre District </text:p>
          </table:table-cell>
          <table:table-cell office:value-type="string">
            <text:p>a27</text:p>
          </table:table-cell>
          <table:table-cell office:value-type="float" office:value="0.19090701016344">
            <text:p>0,19091</text:p>
          </table:table-cell>
          <table:table-cell office:value-type="float" office:value="0.183642493024481">
            <text:p>0,18364</text:p>
          </table:table-cell>
          <table:table-cell office:value-type="float" office:value="-0.03898264026096">
            <text:p>-0,03898</text:p>
          </table:table-cell>
          <table:table-cell office:value-type="float" office:value="-0.149628265576792">
            <text:p>-0,14963</text:p>
          </table:table-cell>
        </table:table-row>
        <table:table-row table:style-name="ro2">
          <table:table-cell office:value-type="string">
            <text:p>destination_West End </text:p>
          </table:table-cell>
          <table:table-cell office:value-type="string">
            <text:p>a28</text:p>
          </table:table-cell>
          <table:table-cell office:value-type="float" office:value="-0.0872665307432362">
            <text:p>-0,08727</text:p>
          </table:table-cell>
          <table:table-cell office:value-type="float" office:value="-0.094859451122844">
            <text:p>-0,09486</text:p>
          </table:table-cell>
          <table:table-cell office:value-type="float" office:value="-0.0628886670740111">
            <text:p>-0,06289</text:p>
          </table:table-cell>
          <table:table-cell office:value-type="float" office:value="0.0613275788038511">
            <text:p>0,06133</text:p>
          </table:table-cell>
        </table:table-row>
        <table:table-row table:style-name="ro2">
          <table:table-cell office:value-type="string">
            <text:p>source_Back Bay </text:p>
          </table:table-cell>
          <table:table-cell office:value-type="string">
            <text:p>a29</text:p>
          </table:table-cell>
          <table:table-cell office:value-type="float" office:value="-0.125133213280228">
            <text:p>-0,12513</text:p>
          </table:table-cell>
          <table:table-cell office:value-type="float" office:value="-0.127578241580951">
            <text:p>-0,12758</text:p>
          </table:table-cell>
          <table:table-cell office:value-type="float" office:value="-0.00418065938503613">
            <text:p>-0,00418</text:p>
          </table:table-cell>
          <table:table-cell office:value-type="float" office:value="-0.0103326255789192">
            <text:p>-0,01033</text:p>
          </table:table-cell>
        </table:table-row>
        <table:table-row table:style-name="ro2">
          <table:table-cell office:value-type="string">
            <text:p>source_Beacon Hill </text:p>
          </table:table-cell>
          <table:table-cell office:value-type="string">
            <text:p>a30</text:p>
          </table:table-cell>
          <table:table-cell office:value-type="float" office:value="-0.453072861845951">
            <text:p>-0,45307</text:p>
          </table:table-cell>
          <table:table-cell office:value-type="float" office:value="-0.456656080296513">
            <text:p>-0,45666</text:p>
          </table:table-cell>
          <table:table-cell office:value-type="float" office:value="0.192264688591694">
            <text:p>0,19226</text:p>
          </table:table-cell>
          <table:table-cell office:value-type="float" office:value="0.135944900259968">
            <text:p>0,13594</text:p>
          </table:table-cell>
        </table:table-row>
        <table:table-row table:style-name="ro2">
          <table:table-cell office:value-type="string">
            <text:p>source_Boston University</text:p>
          </table:table-cell>
          <table:table-cell office:value-type="string">
            <text:p>a31</text:p>
          </table:table-cell>
          <table:table-cell office:value-type="float" office:value="-0.32248892906286">
            <text:p>-0,32249</text:p>
          </table:table-cell>
          <table:table-cell office:value-type="float" office:value="-0.336069699610785">
            <text:p>-0,33607</text:p>
          </table:table-cell>
          <table:table-cell office:value-type="float" office:value="-0.0624316430413062">
            <text:p>-0,06243</text:p>
          </table:table-cell>
          <table:table-cell office:value-type="float" office:value="-0.199241785143355">
            <text:p>-0,19924</text:p>
          </table:table-cell>
        </table:table-row>
        <table:table-row table:style-name="ro2">
          <table:table-cell office:value-type="string">
            <text:p>source_Fenway </text:p>
          </table:table-cell>
          <table:table-cell office:value-type="string">
            <text:p>a32</text:p>
          </table:table-cell>
          <table:table-cell office:value-type="float" office:value="-0.116408055310336">
            <text:p>-0,11641</text:p>
          </table:table-cell>
          <table:table-cell office:value-type="float" office:value="-0.129376716752946">
            <text:p>-0,12938</text:p>
          </table:table-cell>
          <table:table-cell office:value-type="float" office:value="-0.0539981398744247">
            <text:p>-0,05400</text:p>
          </table:table-cell>
          <table:table-cell office:value-type="float" office:value="-0.0898726407788213">
            <text:p>-0,08987</text:p>
          </table:table-cell>
        </table:table-row>
        <table:table-row table:style-name="ro2">
          <table:table-cell office:value-type="string">
            <text:p>source_Financial District </text:p>
          </table:table-cell>
          <table:table-cell office:value-type="string">
            <text:p>a33</text:p>
          </table:table-cell>
          <table:table-cell office:value-type="float" office:value="0.176345499112367">
            <text:p>0,17635</text:p>
          </table:table-cell>
          <table:table-cell office:value-type="float" office:value="0.217278385247061">
            <text:p>0,21728</text:p>
          </table:table-cell>
          <table:table-cell office:value-type="float" office:value="-0.191193571289938">
            <text:p>-0,19119</text:p>
          </table:table-cell>
          <table:table-cell office:value-type="float" office:value="0.0418293607746912">
            <text:p>0,04183</text:p>
          </table:table-cell>
        </table:table-row>
        <table:table-row table:style-name="ro2">
          <table:table-cell office:value-type="string">
            <text:p>source_Haymarket Square </text:p>
          </table:table-cell>
          <table:table-cell office:value-type="string">
            <text:p>a34</text:p>
          </table:table-cell>
          <table:table-cell office:value-type="float" office:value="0.325795075700299">
            <text:p>0,32580</text:p>
          </table:table-cell>
          <table:table-cell office:value-type="float" office:value="0.325023521249237">
            <text:p>0,32502</text:p>
          </table:table-cell>
          <table:table-cell office:value-type="float" office:value="-0.00537196014647386">
            <text:p>-0,00537</text:p>
          </table:table-cell>
          <table:table-cell office:value-type="float" office:value="-0.0746129559221761">
            <text:p>-0,07461</text:p>
          </table:table-cell>
        </table:table-row>
        <table:table-row table:style-name="ro2">
          <table:table-cell office:value-type="string">
            <text:p>source_North End</text:p>
          </table:table-cell>
          <table:table-cell office:value-type="string">
            <text:p>a35</text:p>
          </table:table-cell>
          <table:table-cell office:value-type="float" office:value="0.484567588949623">
            <text:p>0,48457</text:p>
          </table:table-cell>
          <table:table-cell office:value-type="float" office:value="0.499803107480417">
            <text:p>0,49980</text:p>
          </table:table-cell>
          <table:table-cell office:value-type="float" office:value="0.0654520456995022">
            <text:p>0,06545</text:p>
          </table:table-cell>
          <table:table-cell office:value-type="float" office:value="-0.157756146992115">
            <text:p>-0,15776</text:p>
          </table:table-cell>
        </table:table-row>
        <table:table-row table:style-name="ro2">
          <table:table-cell office:value-type="string">
            <text:p>source_North Station </text:p>
          </table:table-cell>
          <table:table-cell office:value-type="string">
            <text:p>a36</text:p>
          </table:table-cell>
          <table:table-cell office:value-type="float" office:value="-0.0646131633970706">
            <text:p>-0,06461</text:p>
          </table:table-cell>
          <table:table-cell office:value-type="float" office:value="-0.0589008469516807">
            <text:p>-0,05890</text:p>
          </table:table-cell>
          <table:table-cell office:value-type="float" office:value="0.0709620613248284">
            <text:p>0,07096</text:p>
          </table:table-cell>
          <table:table-cell office:value-type="float" office:value="0.0271716338684817">
            <text:p>0,02717</text:p>
          </table:table-cell>
        </table:table-row>
        <table:table-row table:style-name="ro2">
          <table:table-cell office:value-type="string">
            <text:p>source_Northeastern University </text:p>
          </table:table-cell>
          <table:table-cell office:value-type="string">
            <text:p>a37</text:p>
          </table:table-cell>
          <table:table-cell office:value-type="float" office:value="-0.322415660349621">
            <text:p>-0,32242</text:p>
          </table:table-cell>
          <table:table-cell office:value-type="float" office:value="-0.356551167681124">
            <text:p>-0,35655</text:p>
          </table:table-cell>
          <table:table-cell office:value-type="float" office:value="-0.0763553369066654">
            <text:p>-0,07636</text:p>
          </table:table-cell>
          <table:table-cell office:value-type="float" office:value="0.0467175059721551">
            <text:p>0,04672</text:p>
          </table:table-cell>
        </table:table-row>
        <table:table-row table:style-name="ro2">
          <table:table-cell office:value-type="string">
            <text:p>source_South Station </text:p>
          </table:table-cell>
          <table:table-cell office:value-type="string">
            <text:p>a38</text:p>
          </table:table-cell>
          <table:table-cell office:value-type="float" office:value="0.0798776065851625">
            <text:p>0,07988</text:p>
          </table:table-cell>
          <table:table-cell office:value-type="float" office:value="0.123035818451181">
            <text:p>0,12304</text:p>
          </table:table-cell>
          <table:table-cell office:value-type="float" office:value="0.0652928142883446">
            <text:p>0,06529</text:p>
          </table:table-cell>
          <table:table-cell office:value-type="float" office:value="0.0591419482656318">
            <text:p>0,05914</text:p>
          </table:table-cell>
        </table:table-row>
        <table:table-row table:style-name="ro2">
          <table:table-cell office:value-type="string">
            <text:p>source_Theatre District </text:p>
          </table:table-cell>
          <table:table-cell office:value-type="string">
            <text:p>a39</text:p>
          </table:table-cell>
          <table:table-cell office:value-type="float" office:value="0.383950298174928">
            <text:p>0,38395</text:p>
          </table:table-cell>
          <table:table-cell office:value-type="float" office:value="0.376928082642026">
            <text:p>0,37693</text:p>
          </table:table-cell>
          <table:table-cell office:value-type="float" office:value="-0.00752614382950627">
            <text:p>-0,00753</text:p>
          </table:table-cell>
          <table:table-cell office:value-type="float" office:value="0.0870151223944072">
            <text:p>0,08702</text:p>
          </table:table-cell>
        </table:table-row>
        <table:table-row table:style-name="ro2">
          <table:table-cell office:value-type="string">
            <text:p>source_West End </text:p>
          </table:table-cell>
          <table:table-cell office:value-type="string">
            <text:p>a40</text:p>
          </table:table-cell>
          <table:table-cell office:value-type="float" office:value="-0.0464041865854008">
            <text:p>-0,04640</text:p>
          </table:table-cell>
          <table:table-cell office:value-type="float" office:value="-0.0769361621965057">
            <text:p>-0,07694</text:p>
          </table:table-cell>
          <table:table-cell office:value-type="float" office:value="0.0895394199708046">
            <text:p>0,08954</text:p>
          </table:table-cell>
          <table:table-cell office:value-type="float" office:value="-0.0101706793172712">
            <text:p>-0,01017</text:p>
          </table:table-cell>
        </table:table-row>
        <table:table-row table:style-name="ro2">
          <table:table-cell office:value-type="string">
            <text:p>product_id_55c66225-fbe7-4fd5-9072-eab1ece5e23e </text:p>
          </table:table-cell>
          <table:table-cell office:value-type="string">
            <text:p>a41</text:p>
          </table:table-cell>
          <table:table-cell office:value-type="float" office:value="-3.11723286112959">
            <text:p>-3,11723</text:p>
          </table:table-cell>
          <table:table-cell office:value-type="float" office:value="-3.11678146329077">
            <text:p>-3,11678</text:p>
          </table:table-cell>
          <table:table-cell office:value-type="float" office:value="-0.157344925583703">
            <text:p>-0,15734</text:p>
          </table:table-cell>
          <table:table-cell office:value-type="float" office:value="0.021028867241431">
            <text:p>0,02103</text:p>
          </table:table-cell>
        </table:table-row>
        <table:table-row table:style-name="ro2">
          <table:table-cell office:value-type="string">
            <text:p>product_id_6c84fd89-3f11-4782-9b50-97c468b19529 </text:p>
          </table:table-cell>
          <table:table-cell office:value-type="string">
            <text:p>a42</text:p>
          </table:table-cell>
          <table:table-cell office:value-type="float" office:value="2.26794010099753">
            <text:p>2,26794</text:p>
          </table:table-cell>
          <table:table-cell office:value-type="float" office:value="2.26299676612864">
            <text:p>2,26300</text:p>
          </table:table-cell>
          <table:table-cell office:value-type="float" office:value="0.153566145286244">
            <text:p>0,15357</text:p>
          </table:table-cell>
          <table:table-cell office:value-type="float" office:value="-0.0490796770733516">
            <text:p>-0,04908</text:p>
          </table:table-cell>
        </table:table-row>
        <table:table-row table:style-name="ro2">
          <table:table-cell office:value-type="string">
            <text:p>product_id_6d318bcc-22a3-4af6-bddd-b409bfce1546 </text:p>
          </table:table-cell>
          <table:table-cell office:value-type="string">
            <text:p>a43</text:p>
          </table:table-cell>
          <table:table-cell office:value-type="float" office:value="7.14132331473482">
            <text:p>7,14132</text:p>
          </table:table-cell>
          <table:table-cell office:value-type="float" office:value="7.14988428460773">
            <text:p>7,14988</text:p>
          </table:table-cell>
          <table:table-cell office:value-type="float" office:value="0.0783051982247989">
            <text:p>0,07831</text:p>
          </table:table-cell>
          <table:table-cell office:value-type="float" office:value="0.101384836125361">
            <text:p>0,10138</text:p>
          </table:table-cell>
        </table:table-row>
        <table:table-row table:style-name="ro2">
          <table:table-cell office:value-type="string">
            <text:p>product_id_6f72dfc5-27f1-42e8-84db-ccc7a75f6969 </text:p>
          </table:table-cell>
          <table:table-cell office:value-type="string">
            <text:p>a44</text:p>
          </table:table-cell>
          <table:table-cell office:value-type="float" office:value="-0.152841095483007">
            <text:p>-0,15284</text:p>
          </table:table-cell>
          <table:table-cell office:value-type="float" office:value="-0.155149330094739">
            <text:p>-0,15515</text:p>
          </table:table-cell>
          <table:table-cell office:value-type="float" office:value="-0.16961233974282">
            <text:p>-0,16961</text:p>
          </table:table-cell>
          <table:table-cell office:value-type="float" office:value="-0.0330375869215176">
            <text:p>-0,03304</text:p>
          </table:table-cell>
        </table:table-row>
        <table:table-row table:style-name="ro2">
          <table:table-cell office:value-type="string">
            <text:p>product_id_997acbb5-e102-41e1-b155-9df7de0a73f2 </text:p>
          </table:table-cell>
          <table:table-cell office:value-type="string">
            <text:p>a45</text:p>
          </table:table-cell>
          <table:table-cell office:value-type="float" office:value="-3.61699232313237">
            <text:p>-3,61699</text:p>
          </table:table-cell>
          <table:table-cell office:value-type="float" office:value="-3.62112906861746">
            <text:p>-3,62113</text:p>
          </table:table-cell>
          <table:table-cell office:value-type="float" office:value="0.0125755839767955">
            <text:p>0,01258</text:p>
          </table:table-cell>
          <table:table-cell office:value-type="float" office:value="-0.0226612692589913">
            <text:p>-0,02266</text:p>
          </table:table-cell>
        </table:table-row>
        <table:table-row table:style-name="ro2">
          <table:table-cell office:value-type="string">
            <text:p>product_id_9a0e7b09-b92b-4c41-9779-2ad22b4d779d </text:p>
          </table:table-cell>
          <table:table-cell office:value-type="string">
            <text:p>a46</text:p>
          </table:table-cell>
          <table:table-cell office:value-type="float" office:value="-3.11675350276482">
            <text:p>-3,11675</text:p>
          </table:table-cell>
          <table:table-cell office:value-type="float" office:value="-3.11194807356669">
            <text:p>-3,11195</text:p>
          </table:table-cell>
          <table:table-cell office:value-type="float" office:value="-0.224211579747928">
            <text:p>-0,22421</text:p>
          </table:table-cell>
          <table:table-cell office:value-type="float" office:value="0.00423359692312557">
            <text:p>0,00423</text:p>
          </table:table-cell>
        </table:table-row>
        <table:table-row table:style-name="ro2">
          <table:table-cell office:value-type="string">
            <text:p>product_id_lyft </text:p>
          </table:table-cell>
          <table:table-cell office:value-type="string">
            <text:p>a47</text:p>
          </table:table-cell>
          <table:table-cell office:value-type="float" office:value="-3.83414581290757">
            <text:p>-3,83415</text:p>
          </table:table-cell>
          <table:table-cell office:value-type="float" office:value="-3.8312847409925">
            <text:p>-3,83128</text:p>
          </table:table-cell>
          <table:table-cell office:value-type="float" office:value="-0.020186572868656">
            <text:p>-0,02019</text:p>
          </table:table-cell>
          <table:table-cell office:value-type="float" office:value="-0.0861695445838485">
            <text:p>-0,08617</text:p>
          </table:table-cell>
        </table:table-row>
        <table:table-row table:style-name="ro2">
          <table:table-cell office:value-type="string">
            <text:p>product_id_lyft_line </text:p>
          </table:table-cell>
          <table:table-cell office:value-type="string">
            <text:p>a48</text:p>
          </table:table-cell>
          <table:table-cell office:value-type="float" office:value="-5.26622283193627">
            <text:p>-5,26622</text:p>
          </table:table-cell>
          <table:table-cell office:value-type="float" office:value="-5.27433306591942">
            <text:p>-5,27433</text:p>
          </table:table-cell>
          <table:table-cell office:value-type="float" office:value="-0.194502631402896">
            <text:p>-0,19450</text:p>
          </table:table-cell>
          <table:table-cell office:value-type="float" office:value="-0.0386284695589623">
            <text:p>-0,03863</text:p>
          </table:table-cell>
        </table:table-row>
        <table:table-row table:style-name="ro2">
          <table:table-cell office:value-type="string">
            <text:p>product_id_lyft_lux </text:p>
          </table:table-cell>
          <table:table-cell office:value-type="string">
            <text:p>a49</text:p>
          </table:table-cell>
          <table:table-cell office:value-type="float" office:value="2.89089802451379">
            <text:p>2,89090</text:p>
          </table:table-cell>
          <table:table-cell office:value-type="float" office:value="2.89879965242916">
            <text:p>2,89880</text:p>
          </table:table-cell>
          <table:table-cell office:value-type="float" office:value="0.042591665483421">
            <text:p>0,04259</text:p>
          </table:table-cell>
          <table:table-cell office:value-type="float" office:value="0.0385458896216388">
            <text:p>0,03855</text:p>
          </table:table-cell>
        </table:table-row>
        <table:table-row table:style-name="ro2">
          <table:table-cell office:value-type="string">
            <text:p>product_id_lyft_luxsuv </text:p>
          </table:table-cell>
          <table:table-cell office:value-type="string">
            <text:p>a50</text:p>
          </table:table-cell>
          <table:table-cell office:value-type="float" office:value="7.53638348913734">
            <text:p>7,53638</text:p>
          </table:table-cell>
          <table:table-cell office:value-type="float" office:value="7.52757096933925">
            <text:p>7,52757</text:p>
          </table:table-cell>
          <table:table-cell office:value-type="float" office:value="0.15720832110098">
            <text:p>0,15721</text:p>
          </table:table-cell>
          <table:table-cell office:value-type="float" office:value="0.103096844746119">
            <text:p>0,10310</text:p>
          </table:table-cell>
        </table:table-row>
        <table:table-row table:style-name="ro2">
          <table:table-cell office:value-type="string">
            <text:p>product_id_lyft_plus </text:p>
          </table:table-cell>
          <table:table-cell office:value-type="string">
            <text:p>a51</text:p>
          </table:table-cell>
          <table:table-cell office:value-type="float" office:value="-0.986852848854525">
            <text:p>-0,98685</text:p>
          </table:table-cell>
          <table:table-cell office:value-type="float" office:value="-0.984369351679749">
            <text:p>-0,98437</text:p>
          </table:table-cell>
          <table:table-cell office:value-type="float" office:value="-0.00701983283530916">
            <text:p>-0,00702</text:p>
          </table:table-cell>
          <table:table-cell office:value-type="float" office:value="0.0608349961343047">
            <text:p>0,06083</text:p>
          </table:table-cell>
        </table:table-row>
        <table:table-row table:style-name="ro2">
          <table:table-cell office:value-type="string">
            <text:p>product_id_lyft_premier </text:p>
          </table:table-cell>
          <table:table-cell office:value-type="string">
            <text:p>a52</text:p>
          </table:table-cell>
          <table:table-cell office:value-type="float" office:value="0.254496349770495">
            <text:p>0,25450</text:p>
          </table:table-cell>
          <table:table-cell office:value-type="float" office:value="0.255743421656671">
            <text:p>0,25574</text:p>
          </table:table-cell>
          <table:table-cell office:value-type="float" office:value="0.0408014979917766">
            <text:p>0,04080</text:p>
          </table:table-cell>
          <table:table-cell office:value-type="float" office:value="0.0901700641612885">
            <text:p>0,09017</text:p>
          </table:table-cell>
        </table:table-row>
        <table:table-row table:style-name="ro2">
          <table:table-cell office:value-type="string">
            <text:p>name_Black </text:p>
          </table:table-cell>
          <table:table-cell office:value-type="string">
            <text:p>a53</text:p>
          </table:table-cell>
          <table:table-cell office:value-type="float" office:value="2.26794010239152">
            <text:p>2,26794</text:p>
          </table:table-cell>
          <table:table-cell office:value-type="float" office:value="2.26299676612865">
            <text:p>2,26300</text:p>
          </table:table-cell>
          <table:table-cell office:value-type="float" office:value="0.057452101779282">
            <text:p>0,05745</text:p>
          </table:table-cell>
          <table:table-cell office:value-type="float" office:value="-0.0505911052395331">
            <text:p>-0,05059</text:p>
          </table:table-cell>
        </table:table-row>
        <table:table-row table:style-name="ro2">
          <table:table-cell office:value-type="string">
            <text:p>name_Black SUV </text:p>
          </table:table-cell>
          <table:table-cell office:value-type="string">
            <text:p>a54</text:p>
          </table:table-cell>
          <table:table-cell office:value-type="float" office:value="7.14132331394575">
            <text:p>7,14132</text:p>
          </table:table-cell>
          <table:table-cell office:value-type="float" office:value="7.14988428460769">
            <text:p>7,14988</text:p>
          </table:table-cell>
          <table:table-cell office:value-type="float" office:value="0.199296708862419">
            <text:p>0,19930</text:p>
          </table:table-cell>
          <table:table-cell office:value-type="float" office:value="0.0682679960653883">
            <text:p>0,06827</text:p>
          </table:table-cell>
        </table:table-row>
        <table:table-row table:style-name="ro2">
          <table:table-cell office:value-type="string">
            <text:p>name_Lux </text:p>
          </table:table-cell>
          <table:table-cell office:value-type="string">
            <text:p>a55</text:p>
          </table:table-cell>
          <table:table-cell office:value-type="float" office:value="0.254496348309477">
            <text:p>0,25450</text:p>
          </table:table-cell>
          <table:table-cell office:value-type="float" office:value="0.255743421656676">
            <text:p>0,25574</text:p>
          </table:table-cell>
          <table:table-cell office:value-type="float" office:value="0.0868104889423941">
            <text:p>0,08681</text:p>
          </table:table-cell>
          <table:table-cell office:value-type="float" office:value="0.0683584082234776">
            <text:p>0,06836</text:p>
          </table:table-cell>
        </table:table-row>
        <table:table-row table:style-name="ro2">
          <table:table-cell office:value-type="string">
            <text:p>name_Lux Black </text:p>
          </table:table-cell>
          <table:table-cell office:value-type="string">
            <text:p>a56</text:p>
          </table:table-cell>
          <table:table-cell office:value-type="float" office:value="2.89089802538331">
            <text:p>2,89090</text:p>
          </table:table-cell>
          <table:table-cell office:value-type="float" office:value="2.89879965242916">
            <text:p>2,89880</text:p>
          </table:table-cell>
          <table:table-cell office:value-type="float" office:value="0.166402405015474">
            <text:p>0,16640</text:p>
          </table:table-cell>
          <table:table-cell office:value-type="float" office:value="0.0667681545928733">
            <text:p>0,06677</text:p>
          </table:table-cell>
        </table:table-row>
        <table:table-row table:style-name="ro2">
          <table:table-cell office:value-type="string">
            <text:p>name_Lux Black XL </text:p>
          </table:table-cell>
          <table:table-cell office:value-type="string">
            <text:p>a57</text:p>
          </table:table-cell>
          <table:table-cell office:value-type="float" office:value="7.53638348990297">
            <text:p>7,53638</text:p>
          </table:table-cell>
          <table:table-cell office:value-type="float" office:value="7.52757096933924">
            <text:p>7,52757</text:p>
          </table:table-cell>
          <table:table-cell office:value-type="float" office:value="0.0612030638874003">
            <text:p>0,06120</text:p>
          </table:table-cell>
          <table:table-cell office:value-type="float" office:value="0.237438505418732">
            <text:p>0,23744</text:p>
          </table:table-cell>
        </table:table-row>
        <table:table-row table:style-name="ro2">
          <table:table-cell office:value-type="string">
            <text:p>name_Lyft </text:p>
          </table:table-cell>
          <table:table-cell office:value-type="string">
            <text:p>a58</text:p>
          </table:table-cell>
          <table:table-cell office:value-type="float" office:value="-3.83414580649362">
            <text:p>-3,83415</text:p>
          </table:table-cell>
          <table:table-cell office:value-type="float" office:value="-3.83128474099251">
            <text:p>-3,83128</text:p>
          </table:table-cell>
          <table:table-cell office:value-type="float" office:value="-0.0734185959013586">
            <text:p>-0,07342</text:p>
          </table:table-cell>
          <table:table-cell office:value-type="float" office:value="-0.0393927129510843">
            <text:p>-0,03939</text:p>
          </table:table-cell>
        </table:table-row>
        <table:table-row table:style-name="ro2">
          <table:table-cell office:value-type="string">
            <text:p>name_Lyft XL </text:p>
          </table:table-cell>
          <table:table-cell office:value-type="string">
            <text:p>a59</text:p>
          </table:table-cell>
          <table:table-cell office:value-type="float" office:value="-0.986852848766532">
            <text:p>-0,98685</text:p>
          </table:table-cell>
          <table:table-cell office:value-type="float" office:value="-0.98436935167974">
            <text:p>-0,98437</text:p>
          </table:table-cell>
          <table:table-cell office:value-type="float" office:value="0.00192354125496928">
            <text:p>0,00192</text:p>
          </table:table-cell>
          <table:table-cell office:value-type="float" office:value="0.0729637503620147">
            <text:p>0,07296</text:p>
          </table:table-cell>
        </table:table-row>
        <table:table-row table:style-name="ro2">
          <table:table-cell office:value-type="string">
            <text:p>name_Shared </text:p>
          </table:table-cell>
          <table:table-cell office:value-type="string">
            <text:p>a60</text:p>
          </table:table-cell>
          <table:table-cell office:value-type="float" office:value="-5.26622283193627">
            <text:p>-5,26622</text:p>
          </table:table-cell>
          <table:table-cell office:value-type="float" office:value="-5.27433306591942">
            <text:p>-5,27433</text:p>
          </table:table-cell>
          <table:table-cell office:value-type="float" office:value="-0.178127662619601">
            <text:p>-0,17813</text:p>
          </table:table-cell>
          <table:table-cell office:value-type="float" office:value="-0.117018710282436">
            <text:p>-0,11702</text:p>
          </table:table-cell>
        </table:table-row>
        <table:table-row table:style-name="ro2">
          <table:table-cell office:value-type="string">
            <text:p>name_UberPool </text:p>
          </table:table-cell>
          <table:table-cell office:value-type="string">
            <text:p>a61</text:p>
          </table:table-cell>
          <table:table-cell office:value-type="float" office:value="-3.61699232259424">
            <text:p>-3,61699</text:p>
          </table:table-cell>
          <table:table-cell office:value-type="float" office:value="-3.62112906861734">
            <text:p>-3,62113</text:p>
          </table:table-cell>
          <table:table-cell office:value-type="float" office:value="-0.0401901216676942">
            <text:p>-0,04019</text:p>
          </table:table-cell>
          <table:table-cell office:value-type="float" office:value="-0.0228078456133072">
            <text:p>-0,02281</text:p>
          </table:table-cell>
        </table:table-row>
        <table:table-row table:style-name="ro2">
          <table:table-cell office:value-type="string">
            <text:p>name_UberX </text:p>
          </table:table-cell>
          <table:table-cell office:value-type="string">
            <text:p>a62</text:p>
          </table:table-cell>
          <table:table-cell office:value-type="float" office:value="-3.11723286884605">
            <text:p>-3,11723</text:p>
          </table:table-cell>
          <table:table-cell office:value-type="float" office:value="-3.11678146329077">
            <text:p>-3,11678</text:p>
          </table:table-cell>
          <table:table-cell office:value-type="float" office:value="-0.155034522236189">
            <text:p>-0,15503</text:p>
          </table:table-cell>
          <table:table-cell office:value-type="float" office:value="0.00805567756060191">
            <text:p>0,00806</text:p>
          </table:table-cell>
        </table:table-row>
        <table:table-row table:style-name="ro2">
          <table:table-cell office:value-type="string">
            <text:p>name_UberXL </text:p>
          </table:table-cell>
          <table:table-cell office:value-type="string">
            <text:p>a63</text:p>
          </table:table-cell>
          <table:table-cell office:value-type="float" office:value="-0.152841094354042">
            <text:p>-0,15284</text:p>
          </table:table-cell>
          <table:table-cell office:value-type="float" office:value="-0.155149330094752">
            <text:p>-0,15515</text:p>
          </table:table-cell>
          <table:table-cell office:value-type="float" office:value="-0.104001805029851">
            <text:p>-0,10400</text:p>
          </table:table-cell>
          <table:table-cell office:value-type="float" office:value="0.0223140633131558">
            <text:p>0,02231</text:p>
          </table:table-cell>
        </table:table-row>
        <table:table-row table:style-name="ro2">
          <table:table-cell office:value-type="string">
            <text:p>name_WAV </text:p>
          </table:table-cell>
          <table:table-cell office:value-type="string">
            <text:p>a64</text:p>
          </table:table-cell>
          <table:table-cell office:value-type="float" office:value="-3.1167535033704">
            <text:p>-3,11675</text:p>
          </table:table-cell>
          <table:table-cell office:value-type="float" office:value="-3.11194807356671">
            <text:p>-3,11195</text:p>
          </table:table-cell>
          <table:table-cell office:value-type="float" office:value="-0.180311419394561">
            <text:p>-0,18031</text:p>
          </table:table-cell>
          <table:table-cell office:value-type="float" office:value="0.0279693523415172">
            <text:p>0,02797</text:p>
          </table:table-cell>
        </table:table-row>
        <table:table-row table:style-name="ro2">
          <table:table-cell office:value-type="string">
            <text:p>intercept</text:p>
          </table:table-cell>
          <table:table-cell office:value-type="string">
            <text:p>b</text:p>
          </table:table-cell>
          <table:table-cell office:value-type="float" office:value="2.44136499636527">
            <text:p>2,44136</text:p>
          </table:table-cell>
          <table:table-cell office:value-type="float" office:value="-11.1889475232188">
            <text:p>-11,18895</text:p>
          </table:table-cell>
          <table:table-cell table:style-name="ce6" table:number-columns-repeated="2"/>
        </table:table-row>
        <table:table-row table:style-name="ro2" table:number-rows-repeated="5">
          <table:table-cell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2"/>
          <table:table-cell table:style-name="Default" table:number-columns-repeated="4"/>
        </table:table-row>
        <table:table-row table:style-name="ro2">
          <table:table-cell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3"/>
          <table:table-cell table:style-name="Default" table:number-columns-repeated="4"/>
        </table:table-row>
        <table:table-row table:style-name="ro2" table:number-rows-repeated="4">
          <table:table-cell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3"/>
          <table:table-cell table:style-name="Default" table:number-columns-repeated="4"/>
        </table:table-row>
      </table:table>
      <table:table table:name="Arkusz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integer-digits="3">
        <number:embedded-text number:position="2">.</number:embedded-text>
      </number:number>
    </number:number-style>
    <number:number-style style:name="N108">
      <number:number number:decimal-places="7" number:min-integer-digits="1" number:grouping="true"/>
    </number:number-style>
    <number:number-style style:name="N109">
      <number:number number:decimal-places="5" number:min-integer-digits="1" number:grouping="true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2">02.06.2023</text:date>, <text:time>03:50:5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Żelasko</meta:initial-creator>
    <meta:creation-date>2023-06-02T02:39:32.24</meta:creation-date>
    <dc:date>2023-06-02T03:50:53.35</dc:date>
    <dc:creator>MICHAŁ Żelasko</dc:creator>
    <meta:editing-duration>PT8M40S</meta:editing-duration>
    <meta:editing-cycles>1</meta:editing-cycles>
    <meta:document-statistic meta:table-count="3" meta:cell-count="394" meta:object-count="0"/>
    <meta:generator>OpenOffice/4.1.7$Win32 OpenOffice.org_project/417m1$Build-9800</meta:generator>
  </office:meta>
</office:document-meta>
</file>